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58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double-thin #000000" style:border-line-width-top="0.18mm 0.04mm 0.18mm"/>
    </style:style>
  </office:automatic-styles>
  <office:body>
    <office:spreadsheet>
      <table:calculation-settings table:automatic-find-labels="false"/>
      <table:table table:name="(2.3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/>
          <table:table-cell table:number-columns-repeated="3" office:value-type="string" calcext:value-type="string">
            <text:p>MarkerSet:intersection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8392B20CF49E35718D0100000000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94354" calcext:value-type="float">
            <text:p>0,894354</text:p>
          </table:table-cell>
          <table:table-cell office:value-type="float" office:value="-0.00007" calcext:value-type="float">
            <text:p>-0,00007</text:p>
          </table:table-cell>
          <table:table-cell office:value-type="float" office:value="-0.33104" calcext:value-type="float">
            <text:p>-0,331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333" calcext:value-type="float">
            <text:p>0,008333</text:p>
          </table:table-cell>
          <table:table-cell office:value-type="float" office:value="0.894362" calcext:value-type="float">
            <text:p>0,894362</text:p>
          </table:table-cell>
          <table:table-cell office:value-type="float" office:value="-0.000082" calcext:value-type="float">
            <text:p>-0,000082</text:p>
          </table:table-cell>
          <table:table-cell office:value-type="float" office:value="-0.331026" calcext:value-type="float">
            <text:p>-0,33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6667" calcext:value-type="float">
            <text:p>0,016667</text:p>
          </table:table-cell>
          <table:table-cell office:value-type="float" office:value="0.894347" calcext:value-type="float">
            <text:p>0,894347</text:p>
          </table:table-cell>
          <table:table-cell office:value-type="float" office:value="-0.000091" calcext:value-type="float">
            <text:p>-0,000091</text:p>
          </table:table-cell>
          <table:table-cell office:value-type="float" office:value="-0.331031" calcext:value-type="float">
            <text:p>-0,3310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5" calcext:value-type="float">
            <text:p>0,025</text:p>
          </table:table-cell>
          <table:table-cell office:value-type="float" office:value="0.89437" calcext:value-type="float">
            <text:p>0,89437</text:p>
          </table:table-cell>
          <table:table-cell office:value-type="float" office:value="-0.000089" calcext:value-type="float">
            <text:p>-0,000089</text:p>
          </table:table-cell>
          <table:table-cell office:value-type="float" office:value="-0.331031" calcext:value-type="float">
            <text:p>-0,3310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3333" calcext:value-type="float">
            <text:p>0,033333</text:p>
          </table:table-cell>
          <table:table-cell office:value-type="float" office:value="0.894347" calcext:value-type="float">
            <text:p>0,894347</text:p>
          </table:table-cell>
          <table:table-cell office:value-type="float" office:value="-0.000088" calcext:value-type="float">
            <text:p>-0,000088</text:p>
          </table:table-cell>
          <table:table-cell office:value-type="float" office:value="-0.331018" calcext:value-type="float">
            <text:p>-0,331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1667" calcext:value-type="float">
            <text:p>0,041667</text:p>
          </table:table-cell>
          <table:table-cell office:value-type="float" office:value="0.89436" calcext:value-type="float">
            <text:p>0,89436</text:p>
          </table:table-cell>
          <table:table-cell office:value-type="float" office:value="-0.000092" calcext:value-type="float">
            <text:p>-0,000092</text:p>
          </table:table-cell>
          <table:table-cell office:value-type="float" office:value="-0.331027" calcext:value-type="float">
            <text:p>-0,3310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0.894345" calcext:value-type="float">
            <text:p>0,894345</text:p>
          </table:table-cell>
          <table:table-cell office:value-type="float" office:value="-0.000085" calcext:value-type="float">
            <text:p>-0,000085</text:p>
          </table:table-cell>
          <table:table-cell office:value-type="float" office:value="-0.331034" calcext:value-type="float">
            <text:p>-0,3310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8333" calcext:value-type="float">
            <text:p>0,058333</text:p>
          </table:table-cell>
          <table:table-cell office:value-type="float" office:value="0.894356" calcext:value-type="float">
            <text:p>0,894356</text:p>
          </table:table-cell>
          <table:table-cell office:value-type="float" office:value="-0.000073" calcext:value-type="float">
            <text:p>-0,000073</text:p>
          </table:table-cell>
          <table:table-cell office:value-type="float" office:value="-0.331053" calcext:value-type="float">
            <text:p>-0,3310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6667" calcext:value-type="float">
            <text:p>0,066667</text:p>
          </table:table-cell>
          <table:table-cell office:value-type="float" office:value="0.894344" calcext:value-type="float">
            <text:p>0,894344</text:p>
          </table:table-cell>
          <table:table-cell office:value-type="float" office:value="-0.000079" calcext:value-type="float">
            <text:p>-0,000079</text:p>
          </table:table-cell>
          <table:table-cell office:value-type="float" office:value="-0.331045" calcext:value-type="float">
            <text:p>-0,3310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5" calcext:value-type="float">
            <text:p>0,075</text:p>
          </table:table-cell>
          <table:table-cell office:value-type="float" office:value="0.894354" calcext:value-type="float">
            <text:p>0,894354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-0.331027" calcext:value-type="float">
            <text:p>-0,3310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3333" calcext:value-type="float">
            <text:p>0,083333</text:p>
          </table:table-cell>
          <table:table-cell office:value-type="float" office:value="0.894351" calcext:value-type="float">
            <text:p>0,894351</text:p>
          </table:table-cell>
          <table:table-cell office:value-type="float" office:value="-0.000085" calcext:value-type="float">
            <text:p>-0,000085</text:p>
          </table:table-cell>
          <table:table-cell office:value-type="float" office:value="-0.331044" calcext:value-type="float">
            <text:p>-0,3310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1667" calcext:value-type="float">
            <text:p>0,091667</text:p>
          </table:table-cell>
          <table:table-cell office:value-type="float" office:value="0.894357" calcext:value-type="float">
            <text:p>0,894357</text:p>
          </table:table-cell>
          <table:table-cell office:value-type="float" office:value="-0.000082" calcext:value-type="float">
            <text:p>-0,000082</text:p>
          </table:table-cell>
          <table:table-cell office:value-type="float" office:value="-0.33105" calcext:value-type="float">
            <text:p>-0,331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0.894343" calcext:value-type="float">
            <text:p>0,894343</text:p>
          </table:table-cell>
          <table:table-cell office:value-type="float" office:value="-0.000074" calcext:value-type="float">
            <text:p>-0,000074</text:p>
          </table:table-cell>
          <table:table-cell office:value-type="float" office:value="-0.33105" calcext:value-type="float">
            <text:p>-0,331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8333" calcext:value-type="float">
            <text:p>0,108333</text:p>
          </table:table-cell>
          <table:table-cell office:value-type="float" office:value="0.894349" calcext:value-type="float">
            <text:p>0,894349</text:p>
          </table:table-cell>
          <table:table-cell office:value-type="float" office:value="-0.000071" calcext:value-type="float">
            <text:p>-0,000071</text:p>
          </table:table-cell>
          <table:table-cell office:value-type="float" office:value="-0.331037" calcext:value-type="float">
            <text:p>-0,3310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16667" calcext:value-type="float">
            <text:p>0,116667</text:p>
          </table:table-cell>
          <table:table-cell office:value-type="float" office:value="0.894362" calcext:value-type="float">
            <text:p>0,894362</text:p>
          </table:table-cell>
          <table:table-cell office:value-type="float" office:value="-0.000078" calcext:value-type="float">
            <text:p>-0,000078</text:p>
          </table:table-cell>
          <table:table-cell office:value-type="float" office:value="-0.331039" calcext:value-type="float">
            <text:p>-0,3310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5" calcext:value-type="float">
            <text:p>0,125</text:p>
          </table:table-cell>
          <table:table-cell office:value-type="float" office:value="0.894346" calcext:value-type="float">
            <text:p>0,894346</text:p>
          </table:table-cell>
          <table:table-cell office:value-type="float" office:value="-0.000103" calcext:value-type="float">
            <text:p>-0,000103</text:p>
          </table:table-cell>
          <table:table-cell office:value-type="float" office:value="-0.331032" calcext:value-type="float">
            <text:p>-0,3310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3333" calcext:value-type="float">
            <text:p>0,133333</text:p>
          </table:table-cell>
          <table:table-cell office:value-type="float" office:value="0.894352" calcext:value-type="float">
            <text:p>0,894352</text:p>
          </table:table-cell>
          <table:table-cell office:value-type="float" office:value="-0.000092" calcext:value-type="float">
            <text:p>-0,000092</text:p>
          </table:table-cell>
          <table:table-cell office:value-type="float" office:value="-0.331041" calcext:value-type="float">
            <text:p>-0,3310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41667" calcext:value-type="float">
            <text:p>0,141667</text:p>
          </table:table-cell>
          <table:table-cell office:value-type="float" office:value="0.894359" calcext:value-type="float">
            <text:p>0,894359</text:p>
          </table:table-cell>
          <table:table-cell office:value-type="float" office:value="-0.000077" calcext:value-type="float">
            <text:p>-0,000077</text:p>
          </table:table-cell>
          <table:table-cell office:value-type="float" office:value="-0.331037" calcext:value-type="float">
            <text:p>-0,3310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,15</text:p>
          </table:table-cell>
          <table:table-cell office:value-type="float" office:value="0.89436" calcext:value-type="float">
            <text:p>0,89436</text:p>
          </table:table-cell>
          <table:table-cell office:value-type="float" office:value="-0.000097" calcext:value-type="float">
            <text:p>-0,000097</text:p>
          </table:table-cell>
          <table:table-cell office:value-type="float" office:value="-0.331043" calcext:value-type="float">
            <text:p>-0,3310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8333" calcext:value-type="float">
            <text:p>0,158333</text:p>
          </table:table-cell>
          <table:table-cell office:value-type="float" office:value="0.894359" calcext:value-type="float">
            <text:p>0,894359</text:p>
          </table:table-cell>
          <table:table-cell office:value-type="float" office:value="-0.000061" calcext:value-type="float">
            <text:p>-0,000061</text:p>
          </table:table-cell>
          <table:table-cell office:value-type="float" office:value="-0.331041" calcext:value-type="float">
            <text:p>-0,3310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6667" calcext:value-type="float">
            <text:p>0,166667</text:p>
          </table:table-cell>
          <table:table-cell office:value-type="float" office:value="0.894355" calcext:value-type="float">
            <text:p>0,894355</text:p>
          </table:table-cell>
          <table:table-cell office:value-type="float" office:value="-0.000079" calcext:value-type="float">
            <text:p>-0,000079</text:p>
          </table:table-cell>
          <table:table-cell office:value-type="float" office:value="-0.331041" calcext:value-type="float">
            <text:p>-0,3310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75" calcext:value-type="float">
            <text:p>0,175</text:p>
          </table:table-cell>
          <table:table-cell office:value-type="float" office:value="0.894357" calcext:value-type="float">
            <text:p>0,894357</text:p>
          </table:table-cell>
          <table:table-cell office:value-type="float" office:value="-0.000079" calcext:value-type="float">
            <text:p>-0,000079</text:p>
          </table:table-cell>
          <table:table-cell office:value-type="float" office:value="-0.331046" calcext:value-type="float">
            <text:p>-0,3310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83333" calcext:value-type="float">
            <text:p>0,183333</text:p>
          </table:table-cell>
          <table:table-cell office:value-type="float" office:value="0.894358" calcext:value-type="float">
            <text:p>0,894358</text:p>
          </table:table-cell>
          <table:table-cell office:value-type="float" office:value="-0.000089" calcext:value-type="float">
            <text:p>-0,000089</text:p>
          </table:table-cell>
          <table:table-cell office:value-type="float" office:value="-0.331042" calcext:value-type="float">
            <text:p>-0,3310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91667" calcext:value-type="float">
            <text:p>0,191667</text:p>
          </table:table-cell>
          <table:table-cell office:value-type="float" office:value="0.894353" calcext:value-type="float">
            <text:p>0,894353</text:p>
          </table:table-cell>
          <table:table-cell office:value-type="float" office:value="-0.000073" calcext:value-type="float">
            <text:p>-0,000073</text:p>
          </table:table-cell>
          <table:table-cell office:value-type="float" office:value="-0.331047" calcext:value-type="float">
            <text:p>-0,3310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0.894362" calcext:value-type="float">
            <text:p>0,894362</text:p>
          </table:table-cell>
          <table:table-cell office:value-type="float" office:value="-0.000083" calcext:value-type="float">
            <text:p>-0,000083</text:p>
          </table:table-cell>
          <table:table-cell office:value-type="float" office:value="-0.331037" calcext:value-type="float">
            <text:p>-0,3310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08333" calcext:value-type="float">
            <text:p>0,208333</text:p>
          </table:table-cell>
          <table:table-cell office:value-type="float" office:value="0.894352" calcext:value-type="float">
            <text:p>0,894352</text:p>
          </table:table-cell>
          <table:table-cell office:value-type="float" office:value="-0.000076" calcext:value-type="float">
            <text:p>-0,000076</text:p>
          </table:table-cell>
          <table:table-cell office:value-type="float" office:value="-0.331046" calcext:value-type="float">
            <text:p>-0,3310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16667" calcext:value-type="float">
            <text:p>0,216667</text:p>
          </table:table-cell>
          <table:table-cell office:value-type="float" office:value="0.894361" calcext:value-type="float">
            <text:p>0,894361</text:p>
          </table:table-cell>
          <table:table-cell office:value-type="float" office:value="-0.000079" calcext:value-type="float">
            <text:p>-0,000079</text:p>
          </table:table-cell>
          <table:table-cell office:value-type="float" office:value="-0.331041" calcext:value-type="float">
            <text:p>-0,3310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25" calcext:value-type="float">
            <text:p>0,225</text:p>
          </table:table-cell>
          <table:table-cell office:value-type="float" office:value="0.894358" calcext:value-type="float">
            <text:p>0,894358</text:p>
          </table:table-cell>
          <table:table-cell office:value-type="float" office:value="-0.00008" calcext:value-type="float">
            <text:p>-0,00008</text:p>
          </table:table-cell>
          <table:table-cell office:value-type="float" office:value="-0.331033" calcext:value-type="float">
            <text:p>-0,3310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33333" calcext:value-type="float">
            <text:p>0,233333</text:p>
          </table:table-cell>
          <table:table-cell office:value-type="float" office:value="0.894356" calcext:value-type="float">
            <text:p>0,894356</text:p>
          </table:table-cell>
          <table:table-cell office:value-type="float" office:value="-0.000082" calcext:value-type="float">
            <text:p>-0,000082</text:p>
          </table:table-cell>
          <table:table-cell office:value-type="float" office:value="-0.331048" calcext:value-type="float">
            <text:p>-0,3310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41667" calcext:value-type="float">
            <text:p>0,241667</text:p>
          </table:table-cell>
          <table:table-cell office:value-type="float" office:value="0.894369" calcext:value-type="float">
            <text:p>0,894369</text:p>
          </table:table-cell>
          <table:table-cell office:value-type="float" office:value="-0.000068" calcext:value-type="float">
            <text:p>-0,000068</text:p>
          </table:table-cell>
          <table:table-cell office:value-type="float" office:value="-0.331037" calcext:value-type="float">
            <text:p>-0,3310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,25</text:p>
          </table:table-cell>
          <table:table-cell office:value-type="float" office:value="0.894372" calcext:value-type="float">
            <text:p>0,894372</text:p>
          </table:table-cell>
          <table:table-cell office:value-type="float" office:value="-0.000075" calcext:value-type="float">
            <text:p>-0,000075</text:p>
          </table:table-cell>
          <table:table-cell office:value-type="float" office:value="-0.33104" calcext:value-type="float">
            <text:p>-0,331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58333" calcext:value-type="float">
            <text:p>0,258333</text:p>
          </table:table-cell>
          <table:table-cell office:value-type="float" office:value="0.894359" calcext:value-type="float">
            <text:p>0,894359</text:p>
          </table:table-cell>
          <table:table-cell office:value-type="float" office:value="-0.00008" calcext:value-type="float">
            <text:p>-0,00008</text:p>
          </table:table-cell>
          <table:table-cell office:value-type="float" office:value="-0.331033" calcext:value-type="float">
            <text:p>-0,3310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66667" calcext:value-type="float">
            <text:p>0,266667</text:p>
          </table:table-cell>
          <table:table-cell office:value-type="float" office:value="0.894358" calcext:value-type="float">
            <text:p>0,894358</text:p>
          </table:table-cell>
          <table:table-cell office:value-type="float" office:value="-0.00008" calcext:value-type="float">
            <text:p>-0,00008</text:p>
          </table:table-cell>
          <table:table-cell office:value-type="float" office:value="-0.331045" calcext:value-type="float">
            <text:p>-0,3310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75" calcext:value-type="float">
            <text:p>0,275</text:p>
          </table:table-cell>
          <table:table-cell office:value-type="float" office:value="0.89435" calcext:value-type="float">
            <text:p>0,89435</text:p>
          </table:table-cell>
          <table:table-cell office:value-type="float" office:value="-0.000078" calcext:value-type="float">
            <text:p>-0,000078</text:p>
          </table:table-cell>
          <table:table-cell office:value-type="float" office:value="-0.331045" calcext:value-type="float">
            <text:p>-0,3310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83333" calcext:value-type="float">
            <text:p>0,283333</text:p>
          </table:table-cell>
          <table:table-cell office:value-type="float" office:value="0.894349" calcext:value-type="float">
            <text:p>0,894349</text:p>
          </table:table-cell>
          <table:table-cell office:value-type="float" office:value="-0.000085" calcext:value-type="float">
            <text:p>-0,000085</text:p>
          </table:table-cell>
          <table:table-cell office:value-type="float" office:value="-0.33102" calcext:value-type="float">
            <text:p>-0,331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0.894361" calcext:value-type="float">
            <text:p>0,894361</text:p>
          </table:table-cell>
          <table:table-cell office:value-type="float" office:value="-0.000085" calcext:value-type="float">
            <text:p>-0,000085</text:p>
          </table:table-cell>
          <table:table-cell office:value-type="float" office:value="-0.331036" calcext:value-type="float">
            <text:p>-0,3310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,3</text:p>
          </table:table-cell>
          <table:table-cell office:value-type="float" office:value="0.894364" calcext:value-type="float">
            <text:p>0,894364</text:p>
          </table:table-cell>
          <table:table-cell office:value-type="float" office:value="-0.000073" calcext:value-type="float">
            <text:p>-0,000073</text:p>
          </table:table-cell>
          <table:table-cell office:value-type="float" office:value="-0.331043" calcext:value-type="float">
            <text:p>-0,3310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08333" calcext:value-type="float">
            <text:p>0,308333</text:p>
          </table:table-cell>
          <table:table-cell office:value-type="float" office:value="0.894356" calcext:value-type="float">
            <text:p>0,894356</text:p>
          </table:table-cell>
          <table:table-cell office:value-type="float" office:value="-0.000087" calcext:value-type="float">
            <text:p>-0,000087</text:p>
          </table:table-cell>
          <table:table-cell office:value-type="float" office:value="-0.331038" calcext:value-type="float">
            <text:p>-0,3310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16667" calcext:value-type="float">
            <text:p>0,316667</text:p>
          </table:table-cell>
          <table:table-cell office:value-type="float" office:value="0.894373" calcext:value-type="float">
            <text:p>0,894373</text:p>
          </table:table-cell>
          <table:table-cell office:value-type="float" office:value="-0.000086" calcext:value-type="float">
            <text:p>-0,000086</text:p>
          </table:table-cell>
          <table:table-cell office:value-type="float" office:value="-0.331052" calcext:value-type="float">
            <text:p>-0,3310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25" calcext:value-type="float">
            <text:p>0,325</text:p>
          </table:table-cell>
          <table:table-cell office:value-type="float" office:value="0.894369" calcext:value-type="float">
            <text:p>0,894369</text:p>
          </table:table-cell>
          <table:table-cell office:value-type="float" office:value="-0.000082" calcext:value-type="float">
            <text:p>-0,000082</text:p>
          </table:table-cell>
          <table:table-cell office:value-type="float" office:value="-0.331033" calcext:value-type="float">
            <text:p>-0,3310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94358" calcext:value-type="float">
            <text:p>0,894358</text:p>
          </table:table-cell>
          <table:table-cell office:value-type="float" office:value="-0.000078" calcext:value-type="float">
            <text:p>-0,000078</text:p>
          </table:table-cell>
          <table:table-cell office:value-type="float" office:value="-0.331038" calcext:value-type="float">
            <text:p>-0,3310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41667" calcext:value-type="float">
            <text:p>0,341667</text:p>
          </table:table-cell>
          <table:table-cell office:value-type="float" office:value="0.894374" calcext:value-type="float">
            <text:p>0,894374</text:p>
          </table:table-cell>
          <table:table-cell office:value-type="float" office:value="-0.000076" calcext:value-type="float">
            <text:p>-0,000076</text:p>
          </table:table-cell>
          <table:table-cell office:value-type="float" office:value="-0.331053" calcext:value-type="float">
            <text:p>-0,3310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5" calcext:value-type="float">
            <text:p>0,35</text:p>
          </table:table-cell>
          <table:table-cell office:value-type="float" office:value="0.89436" calcext:value-type="float">
            <text:p>0,89436</text:p>
          </table:table-cell>
          <table:table-cell office:value-type="float" office:value="-0.000078" calcext:value-type="float">
            <text:p>-0,000078</text:p>
          </table:table-cell>
          <table:table-cell office:value-type="float" office:value="-0.331038" calcext:value-type="float">
            <text:p>-0,3310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58333" calcext:value-type="float">
            <text:p>0,358333</text:p>
          </table:table-cell>
          <table:table-cell office:value-type="float" office:value="0.894352" calcext:value-type="float">
            <text:p>0,894352</text:p>
          </table:table-cell>
          <table:table-cell office:value-type="float" office:value="-0.000075" calcext:value-type="float">
            <text:p>-0,000075</text:p>
          </table:table-cell>
          <table:table-cell office:value-type="float" office:value="-0.331033" calcext:value-type="float">
            <text:p>-0,3310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66667" calcext:value-type="float">
            <text:p>0,366667</text:p>
          </table:table-cell>
          <table:table-cell office:value-type="float" office:value="0.894364" calcext:value-type="float">
            <text:p>0,894364</text:p>
          </table:table-cell>
          <table:table-cell office:value-type="float" office:value="-0.000066" calcext:value-type="float">
            <text:p>-0,000066</text:p>
          </table:table-cell>
          <table:table-cell office:value-type="float" office:value="-0.331044" calcext:value-type="float">
            <text:p>-0,3310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75" calcext:value-type="float">
            <text:p>0,375</text:p>
          </table:table-cell>
          <table:table-cell office:value-type="float" office:value="0.894344" calcext:value-type="float">
            <text:p>0,894344</text:p>
          </table:table-cell>
          <table:table-cell office:value-type="float" office:value="-0.000081" calcext:value-type="float">
            <text:p>-0,000081</text:p>
          </table:table-cell>
          <table:table-cell office:value-type="float" office:value="-0.331045" calcext:value-type="float">
            <text:p>-0,3310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83333" calcext:value-type="float">
            <text:p>0,383333</text:p>
          </table:table-cell>
          <table:table-cell office:value-type="float" office:value="0.894355" calcext:value-type="float">
            <text:p>0,894355</text:p>
          </table:table-cell>
          <table:table-cell office:value-type="float" office:value="-0.000079" calcext:value-type="float">
            <text:p>-0,000079</text:p>
          </table:table-cell>
          <table:table-cell office:value-type="float" office:value="-0.331032" calcext:value-type="float">
            <text:p>-0,3310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91667" calcext:value-type="float">
            <text:p>0,391667</text:p>
          </table:table-cell>
          <table:table-cell office:value-type="float" office:value="0.894379" calcext:value-type="float">
            <text:p>0,894379</text:p>
          </table:table-cell>
          <table:table-cell office:value-type="float" office:value="-0.000073" calcext:value-type="float">
            <text:p>-0,000073</text:p>
          </table:table-cell>
          <table:table-cell office:value-type="float" office:value="-0.331052" calcext:value-type="float">
            <text:p>-0,3310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,4</text:p>
          </table:table-cell>
          <table:table-cell office:value-type="float" office:value="0.894373" calcext:value-type="float">
            <text:p>0,894373</text:p>
          </table:table-cell>
          <table:table-cell office:value-type="float" office:value="-0.000081" calcext:value-type="float">
            <text:p>-0,000081</text:p>
          </table:table-cell>
          <table:table-cell office:value-type="float" office:value="-0.331044" calcext:value-type="float">
            <text:p>-0,3310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08333" calcext:value-type="float">
            <text:p>0,408333</text:p>
          </table:table-cell>
          <table:table-cell office:value-type="float" office:value="0.894362" calcext:value-type="float">
            <text:p>0,894362</text:p>
          </table:table-cell>
          <table:table-cell office:value-type="float" office:value="-0.000079" calcext:value-type="float">
            <text:p>-0,000079</text:p>
          </table:table-cell>
          <table:table-cell office:value-type="float" office:value="-0.331038" calcext:value-type="float">
            <text:p>-0,3310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16667" calcext:value-type="float">
            <text:p>0,416667</text:p>
          </table:table-cell>
          <table:table-cell office:value-type="float" office:value="0.894361" calcext:value-type="float">
            <text:p>0,894361</text:p>
          </table:table-cell>
          <table:table-cell office:value-type="float" office:value="-0.000078" calcext:value-type="float">
            <text:p>-0,000078</text:p>
          </table:table-cell>
          <table:table-cell office:value-type="float" office:value="-0.331042" calcext:value-type="float">
            <text:p>-0,3310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25" calcext:value-type="float">
            <text:p>0,425</text:p>
          </table:table-cell>
          <table:table-cell office:value-type="float" office:value="0.894341" calcext:value-type="float">
            <text:p>0,894341</text:p>
          </table:table-cell>
          <table:table-cell office:value-type="float" office:value="-0.000083" calcext:value-type="float">
            <text:p>-0,000083</text:p>
          </table:table-cell>
          <table:table-cell office:value-type="float" office:value="-0.331054" calcext:value-type="float">
            <text:p>-0,3310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33333" calcext:value-type="float">
            <text:p>0,433333</text:p>
          </table:table-cell>
          <table:table-cell office:value-type="float" office:value="0.894362" calcext:value-type="float">
            <text:p>0,894362</text:p>
          </table:table-cell>
          <table:table-cell office:value-type="float" office:value="-0.000069" calcext:value-type="float">
            <text:p>-0,000069</text:p>
          </table:table-cell>
          <table:table-cell office:value-type="float" office:value="-0.331051" calcext:value-type="float">
            <text:p>-0,3310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41667" calcext:value-type="float">
            <text:p>0,441667</text:p>
          </table:table-cell>
          <table:table-cell office:value-type="float" office:value="0.894368" calcext:value-type="float">
            <text:p>0,894368</text:p>
          </table:table-cell>
          <table:table-cell office:value-type="float" office:value="-0.000081" calcext:value-type="float">
            <text:p>-0,000081</text:p>
          </table:table-cell>
          <table:table-cell office:value-type="float" office:value="-0.331035" calcext:value-type="float">
            <text:p>-0,3310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5" calcext:value-type="float">
            <text:p>0,45</text:p>
          </table:table-cell>
          <table:table-cell office:value-type="float" office:value="0.894365" calcext:value-type="float">
            <text:p>0,894365</text:p>
          </table:table-cell>
          <table:table-cell office:value-type="float" office:value="-0.000084" calcext:value-type="float">
            <text:p>-0,000084</text:p>
          </table:table-cell>
          <table:table-cell office:value-type="float" office:value="-0.331046" calcext:value-type="float">
            <text:p>-0,3310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58333" calcext:value-type="float">
            <text:p>0,458333</text:p>
          </table:table-cell>
          <table:table-cell office:value-type="float" office:value="0.894363" calcext:value-type="float">
            <text:p>0,894363</text:p>
          </table:table-cell>
          <table:table-cell office:value-type="float" office:value="-0.000079" calcext:value-type="float">
            <text:p>-0,000079</text:p>
          </table:table-cell>
          <table:table-cell office:value-type="float" office:value="-0.33103" calcext:value-type="float">
            <text:p>-0,331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66667" calcext:value-type="float">
            <text:p>0,466667</text:p>
          </table:table-cell>
          <table:table-cell office:value-type="float" office:value="0.894359" calcext:value-type="float">
            <text:p>0,894359</text:p>
          </table:table-cell>
          <table:table-cell office:value-type="float" office:value="-0.000104" calcext:value-type="float">
            <text:p>-0,000104</text:p>
          </table:table-cell>
          <table:table-cell office:value-type="float" office:value="-0.331036" calcext:value-type="float">
            <text:p>-0,3310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75" calcext:value-type="float">
            <text:p>0,475</text:p>
          </table:table-cell>
          <table:table-cell office:value-type="float" office:value="0.894371" calcext:value-type="float">
            <text:p>0,894371</text:p>
          </table:table-cell>
          <table:table-cell office:value-type="float" office:value="-0.000086" calcext:value-type="float">
            <text:p>-0,000086</text:p>
          </table:table-cell>
          <table:table-cell office:value-type="float" office:value="-0.331043" calcext:value-type="float">
            <text:p>-0,3310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83333" calcext:value-type="float">
            <text:p>0,483333</text:p>
          </table:table-cell>
          <table:table-cell office:value-type="float" office:value="0.89436" calcext:value-type="float">
            <text:p>0,89436</text:p>
          </table:table-cell>
          <table:table-cell office:value-type="float" office:value="-0.000077" calcext:value-type="float">
            <text:p>-0,000077</text:p>
          </table:table-cell>
          <table:table-cell office:value-type="float" office:value="-0.331038" calcext:value-type="float">
            <text:p>-0,3310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91667" calcext:value-type="float">
            <text:p>0,491667</text:p>
          </table:table-cell>
          <table:table-cell office:value-type="float" office:value="0.894361" calcext:value-type="float">
            <text:p>0,894361</text:p>
          </table:table-cell>
          <table:table-cell office:value-type="float" office:value="-0.000085" calcext:value-type="float">
            <text:p>-0,000085</text:p>
          </table:table-cell>
          <table:table-cell office:value-type="float" office:value="-0.331036" calcext:value-type="float">
            <text:p>-0,3310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0.894364" calcext:value-type="float">
            <text:p>0,894364</text:p>
          </table:table-cell>
          <table:table-cell office:value-type="float" office:value="-0.000081" calcext:value-type="float">
            <text:p>-0,000081</text:p>
          </table:table-cell>
          <table:table-cell office:value-type="float" office:value="-0.331037" calcext:value-type="float">
            <text:p>-0,33103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08333" calcext:value-type="float">
            <text:p>0,508333</text:p>
          </table:table-cell>
          <table:table-cell office:value-type="float" office:value="0.894349" calcext:value-type="float">
            <text:p>0,894349</text:p>
          </table:table-cell>
          <table:table-cell office:value-type="float" office:value="-0.000081" calcext:value-type="float">
            <text:p>-0,000081</text:p>
          </table:table-cell>
          <table:table-cell office:value-type="float" office:value="-0.331044" calcext:value-type="float">
            <text:p>-0,3310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16667" calcext:value-type="float">
            <text:p>0,516667</text:p>
          </table:table-cell>
          <table:table-cell office:value-type="float" office:value="0.894364" calcext:value-type="float">
            <text:p>0,894364</text:p>
          </table:table-cell>
          <table:table-cell office:value-type="float" office:value="-0.000103" calcext:value-type="float">
            <text:p>-0,000103</text:p>
          </table:table-cell>
          <table:table-cell office:value-type="float" office:value="-0.331046" calcext:value-type="float">
            <text:p>-0,3310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25" calcext:value-type="float">
            <text:p>0,525</text:p>
          </table:table-cell>
          <table:table-cell office:value-type="float" office:value="0.894362" calcext:value-type="float">
            <text:p>0,894362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-0.331032" calcext:value-type="float">
            <text:p>-0,3310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894362" calcext:value-type="float">
            <text:p>0,894362</text:p>
          </table:table-cell>
          <table:table-cell office:value-type="float" office:value="-0.000077" calcext:value-type="float">
            <text:p>-0,000077</text:p>
          </table:table-cell>
          <table:table-cell office:value-type="float" office:value="-0.331047" calcext:value-type="float">
            <text:p>-0,3310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894374" calcext:value-type="float">
            <text:p>0,894374</text:p>
          </table:table-cell>
          <table:table-cell office:value-type="float" office:value="-0.00008" calcext:value-type="float">
            <text:p>-0,00008</text:p>
          </table:table-cell>
          <table:table-cell office:value-type="float" office:value="-0.331047" calcext:value-type="float">
            <text:p>-0,3310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5" calcext:value-type="float">
            <text:p>0,55</text:p>
          </table:table-cell>
          <table:table-cell office:value-type="float" office:value="0.894368" calcext:value-type="float">
            <text:p>0,894368</text:p>
          </table:table-cell>
          <table:table-cell office:value-type="float" office:value="-0.000086" calcext:value-type="float">
            <text:p>-0,000086</text:p>
          </table:table-cell>
          <table:table-cell office:value-type="float" office:value="-0.33103" calcext:value-type="float">
            <text:p>-0,331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58333" calcext:value-type="float">
            <text:p>0,558333</text:p>
          </table:table-cell>
          <table:table-cell office:value-type="float" office:value="0.894365" calcext:value-type="float">
            <text:p>0,894365</text:p>
          </table:table-cell>
          <table:table-cell office:value-type="float" office:value="-0.000097" calcext:value-type="float">
            <text:p>-0,000097</text:p>
          </table:table-cell>
          <table:table-cell office:value-type="float" office:value="-0.331027" calcext:value-type="float">
            <text:p>-0,3310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66667" calcext:value-type="float">
            <text:p>0,566667</text:p>
          </table:table-cell>
          <table:table-cell office:value-type="float" office:value="0.894363" calcext:value-type="float">
            <text:p>0,894363</text:p>
          </table:table-cell>
          <table:table-cell office:value-type="float" office:value="-0.000073" calcext:value-type="float">
            <text:p>-0,000073</text:p>
          </table:table-cell>
          <table:table-cell office:value-type="float" office:value="-0.331053" calcext:value-type="float">
            <text:p>-0,3310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75" calcext:value-type="float">
            <text:p>0,575</text:p>
          </table:table-cell>
          <table:table-cell office:value-type="float" office:value="0.894362" calcext:value-type="float">
            <text:p>0,894362</text:p>
          </table:table-cell>
          <table:table-cell office:value-type="float" office:value="-0.00008" calcext:value-type="float">
            <text:p>-0,00008</text:p>
          </table:table-cell>
          <table:table-cell office:value-type="float" office:value="-0.331041" calcext:value-type="float">
            <text:p>-0,3310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894363" calcext:value-type="float">
            <text:p>0,894363</text:p>
          </table:table-cell>
          <table:table-cell office:value-type="float" office:value="-0.000081" calcext:value-type="float">
            <text:p>-0,000081</text:p>
          </table:table-cell>
          <table:table-cell office:value-type="float" office:value="-0.331053" calcext:value-type="float">
            <text:p>-0,3310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91667" calcext:value-type="float">
            <text:p>0,591667</text:p>
          </table:table-cell>
          <table:table-cell office:value-type="float" office:value="0.894368" calcext:value-type="float">
            <text:p>0,894368</text:p>
          </table:table-cell>
          <table:table-cell office:value-type="float" office:value="-0.000075" calcext:value-type="float">
            <text:p>-0,000075</text:p>
          </table:table-cell>
          <table:table-cell office:value-type="float" office:value="-0.331054" calcext:value-type="float">
            <text:p>-0,3310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" calcext:value-type="float">
            <text:p>0,6</text:p>
          </table:table-cell>
          <table:table-cell office:value-type="float" office:value="0.894365" calcext:value-type="float">
            <text:p>0,894365</text:p>
          </table:table-cell>
          <table:table-cell office:value-type="float" office:value="-0.000075" calcext:value-type="float">
            <text:p>-0,000075</text:p>
          </table:table-cell>
          <table:table-cell office:value-type="float" office:value="-0.331032" calcext:value-type="float">
            <text:p>-0,3310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08333" calcext:value-type="float">
            <text:p>0,608333</text:p>
          </table:table-cell>
          <table:table-cell office:value-type="float" office:value="0.894356" calcext:value-type="float">
            <text:p>0,894356</text:p>
          </table:table-cell>
          <table:table-cell office:value-type="float" office:value="-0.000073" calcext:value-type="float">
            <text:p>-0,000073</text:p>
          </table:table-cell>
          <table:table-cell office:value-type="float" office:value="-0.331058" calcext:value-type="float">
            <text:p>-0,3310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16667" calcext:value-type="float">
            <text:p>0,616667</text:p>
          </table:table-cell>
          <table:table-cell office:value-type="float" office:value="0.894352" calcext:value-type="float">
            <text:p>0,894352</text:p>
          </table:table-cell>
          <table:table-cell office:value-type="float" office:value="-0.000092" calcext:value-type="float">
            <text:p>-0,000092</text:p>
          </table:table-cell>
          <table:table-cell office:value-type="float" office:value="-0.331037" calcext:value-type="float">
            <text:p>-0,3310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25" calcext:value-type="float">
            <text:p>0,625</text:p>
          </table:table-cell>
          <table:table-cell office:value-type="float" office:value="0.894365" calcext:value-type="float">
            <text:p>0,894365</text:p>
          </table:table-cell>
          <table:table-cell office:value-type="float" office:value="-0.000067" calcext:value-type="float">
            <text:p>-0,000067</text:p>
          </table:table-cell>
          <table:table-cell office:value-type="float" office:value="-0.331059" calcext:value-type="float">
            <text:p>-0,3310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33333" calcext:value-type="float">
            <text:p>0,633333</text:p>
          </table:table-cell>
          <table:table-cell office:value-type="float" office:value="0.894352" calcext:value-type="float">
            <text:p>0,894352</text:p>
          </table:table-cell>
          <table:table-cell office:value-type="float" office:value="-0.000104" calcext:value-type="float">
            <text:p>-0,000104</text:p>
          </table:table-cell>
          <table:table-cell office:value-type="float" office:value="-0.331033" calcext:value-type="float">
            <text:p>-0,3310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41667" calcext:value-type="float">
            <text:p>0,641667</text:p>
          </table:table-cell>
          <table:table-cell office:value-type="float" office:value="0.89435" calcext:value-type="float">
            <text:p>0,89435</text:p>
          </table:table-cell>
          <table:table-cell office:value-type="float" office:value="-0.000078" calcext:value-type="float">
            <text:p>-0,000078</text:p>
          </table:table-cell>
          <table:table-cell office:value-type="float" office:value="-0.331046" calcext:value-type="float">
            <text:p>-0,3310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5" calcext:value-type="float">
            <text:p>0,65</text:p>
          </table:table-cell>
          <table:table-cell office:value-type="float" office:value="0.894381" calcext:value-type="float">
            <text:p>0,894381</text:p>
          </table:table-cell>
          <table:table-cell office:value-type="float" office:value="-0.000087" calcext:value-type="float">
            <text:p>-0,000087</text:p>
          </table:table-cell>
          <table:table-cell office:value-type="float" office:value="-0.331035" calcext:value-type="float">
            <text:p>-0,3310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58333" calcext:value-type="float">
            <text:p>0,658333</text:p>
          </table:table-cell>
          <table:table-cell office:value-type="float" office:value="0.894346" calcext:value-type="float">
            <text:p>0,894346</text:p>
          </table:table-cell>
          <table:table-cell office:value-type="float" office:value="-0.000088" calcext:value-type="float">
            <text:p>-0,000088</text:p>
          </table:table-cell>
          <table:table-cell office:value-type="float" office:value="-0.331041" calcext:value-type="float">
            <text:p>-0,3310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94358" calcext:value-type="float">
            <text:p>0,894358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-0.331058" calcext:value-type="float">
            <text:p>-0,3310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75" calcext:value-type="float">
            <text:p>0,675</text:p>
          </table:table-cell>
          <table:table-cell office:value-type="float" office:value="0.894356" calcext:value-type="float">
            <text:p>0,894356</text:p>
          </table:table-cell>
          <table:table-cell office:value-type="float" office:value="-0.000088" calcext:value-type="float">
            <text:p>-0,000088</text:p>
          </table:table-cell>
          <table:table-cell office:value-type="float" office:value="-0.331044" calcext:value-type="float">
            <text:p>-0,3310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83333" calcext:value-type="float">
            <text:p>0,683333</text:p>
          </table:table-cell>
          <table:table-cell office:value-type="float" office:value="0.89436" calcext:value-type="float">
            <text:p>0,89436</text:p>
          </table:table-cell>
          <table:table-cell office:value-type="float" office:value="-0.000081" calcext:value-type="float">
            <text:p>-0,000081</text:p>
          </table:table-cell>
          <table:table-cell office:value-type="float" office:value="-0.331048" calcext:value-type="float">
            <text:p>-0,3310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91667" calcext:value-type="float">
            <text:p>0,691667</text:p>
          </table:table-cell>
          <table:table-cell office:value-type="float" office:value="0.894358" calcext:value-type="float">
            <text:p>0,894358</text:p>
          </table:table-cell>
          <table:table-cell office:value-type="float" office:value="-0.000087" calcext:value-type="float">
            <text:p>-0,000087</text:p>
          </table:table-cell>
          <table:table-cell office:value-type="float" office:value="-0.331053" calcext:value-type="float">
            <text:p>-0,3310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" calcext:value-type="float">
            <text:p>0,7</text:p>
          </table:table-cell>
          <table:table-cell office:value-type="float" office:value="0.894354" calcext:value-type="float">
            <text:p>0,894354</text:p>
          </table:table-cell>
          <table:table-cell office:value-type="float" office:value="-0.000089" calcext:value-type="float">
            <text:p>-0,000089</text:p>
          </table:table-cell>
          <table:table-cell office:value-type="float" office:value="-0.331057" calcext:value-type="float">
            <text:p>-0,3310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08333" calcext:value-type="float">
            <text:p>0,708333</text:p>
          </table:table-cell>
          <table:table-cell office:value-type="float" office:value="0.894359" calcext:value-type="float">
            <text:p>0,894359</text:p>
          </table:table-cell>
          <table:table-cell office:value-type="float" office:value="-0.000075" calcext:value-type="float">
            <text:p>-0,000075</text:p>
          </table:table-cell>
          <table:table-cell office:value-type="float" office:value="-0.331036" calcext:value-type="float">
            <text:p>-0,3310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16667" calcext:value-type="float">
            <text:p>0,716667</text:p>
          </table:table-cell>
          <table:table-cell office:value-type="float" office:value="0.894356" calcext:value-type="float">
            <text:p>0,894356</text:p>
          </table:table-cell>
          <table:table-cell office:value-type="float" office:value="-0.000085" calcext:value-type="float">
            <text:p>-0,000085</text:p>
          </table:table-cell>
          <table:table-cell office:value-type="float" office:value="-0.331044" calcext:value-type="float">
            <text:p>-0,3310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25" calcext:value-type="float">
            <text:p>0,725</text:p>
          </table:table-cell>
          <table:table-cell office:value-type="float" office:value="0.894358" calcext:value-type="float">
            <text:p>0,894358</text:p>
          </table:table-cell>
          <table:table-cell office:value-type="float" office:value="-0.000083" calcext:value-type="float">
            <text:p>-0,000083</text:p>
          </table:table-cell>
          <table:table-cell office:value-type="float" office:value="-0.331047" calcext:value-type="float">
            <text:p>-0,3310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33333" calcext:value-type="float">
            <text:p>0,733333</text:p>
          </table:table-cell>
          <table:table-cell office:value-type="float" office:value="0.894357" calcext:value-type="float">
            <text:p>0,894357</text:p>
          </table:table-cell>
          <table:table-cell office:value-type="float" office:value="-0.000085" calcext:value-type="float">
            <text:p>-0,000085</text:p>
          </table:table-cell>
          <table:table-cell office:value-type="float" office:value="-0.331046" calcext:value-type="float">
            <text:p>-0,3310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41667" calcext:value-type="float">
            <text:p>0,741667</text:p>
          </table:table-cell>
          <table:table-cell office:value-type="float" office:value="0.89435" calcext:value-type="float">
            <text:p>0,89435</text:p>
          </table:table-cell>
          <table:table-cell office:value-type="float" office:value="-0.000096" calcext:value-type="float">
            <text:p>-0,000096</text:p>
          </table:table-cell>
          <table:table-cell office:value-type="float" office:value="-0.331051" calcext:value-type="float">
            <text:p>-0,3310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5" calcext:value-type="float">
            <text:p>0,75</text:p>
          </table:table-cell>
          <table:table-cell office:value-type="float" office:value="0.894372" calcext:value-type="float">
            <text:p>0,894372</text:p>
          </table:table-cell>
          <table:table-cell office:value-type="float" office:value="-0.000076" calcext:value-type="float">
            <text:p>-0,000076</text:p>
          </table:table-cell>
          <table:table-cell office:value-type="float" office:value="-0.33104" calcext:value-type="float">
            <text:p>-0,331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58333" calcext:value-type="float">
            <text:p>0,758333</text:p>
          </table:table-cell>
          <table:table-cell office:value-type="float" office:value="0.894344" calcext:value-type="float">
            <text:p>0,894344</text:p>
          </table:table-cell>
          <table:table-cell office:value-type="float" office:value="-0.000088" calcext:value-type="float">
            <text:p>-0,000088</text:p>
          </table:table-cell>
          <table:table-cell office:value-type="float" office:value="-0.331042" calcext:value-type="float">
            <text:p>-0,3310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66667" calcext:value-type="float">
            <text:p>0,766667</text:p>
          </table:table-cell>
          <table:table-cell office:value-type="float" office:value="0.894353" calcext:value-type="float">
            <text:p>0,894353</text:p>
          </table:table-cell>
          <table:table-cell office:value-type="float" office:value="-0.000091" calcext:value-type="float">
            <text:p>-0,000091</text:p>
          </table:table-cell>
          <table:table-cell office:value-type="float" office:value="-0.331046" calcext:value-type="float">
            <text:p>-0,331046</text:p>
          </table:table-cell>
        </table:table-row>
        <table:table-row table:style-name="ro1">
          <table:table-cell table:number-columns-repeated="2"/>
          <table:table-cell table:style-name="ce1" table:formula="of:=AVERAGE([.C5:.C92])" office:value-type="float" office:value="0.894358988636363" calcext:value-type="float">
            <text:p>0,8943589886</text:p>
          </table:table-cell>
          <table:table-cell table:style-name="ce1" table:formula="of:=AVERAGE([.D5:.D92])" office:value-type="float" office:value="-0.0000821136363636364" calcext:value-type="float">
            <text:p>-8,21136363636364E-05</text:p>
          </table:table-cell>
          <table:table-cell table:style-name="ce1" table:formula="of:=AVERAGE([.E5:.E92])" office:value-type="float" office:value="-0.331041090909091" calcext:value-type="float">
            <text:p>-0,33104109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10:52:19.755072365</dc:date>
    <dc:creator>Dorian Goepp</dc:creator>
    <meta:editing-duration>PT48S</meta:editing-duration>
    <meta:editing-cycles>1</meta:editing-cycles>
    <meta:document-statistic meta:table-count="1" meta:cell-count="482" meta:object-count="0"/>
    <meta:generator>LibreOffice/5.1.4.2$Linux_X86_64 LibreOffice_project/10m0$Build-2</meta:generator>
  </office:meta>
</office:document-meta>
</file>